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50603267736" calcext:value-type="float">
            <text:p>2.20351</text:p>
          </table:table-cell>
          <table:table-cell office:value-type="float" office:value="2.25956095279278" calcext:value-type="float">
            <text:p>2.25956</text:p>
          </table:table-cell>
          <table:table-cell office:value-type="float" office:value="2.97141079014083" calcext:value-type="float">
            <text:p>2.97141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82391478225" calcext:value-type="float">
            <text:p>2.20582</text:p>
          </table:table-cell>
          <table:table-cell office:value-type="float" office:value="2.26186699281844" calcext:value-type="float">
            <text:p>2.26187</text:p>
          </table:table-cell>
          <table:table-cell office:value-type="float" office:value="2.96715069399106" calcext:value-type="float">
            <text:p>2.96715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314350621766" calcext:value-type="float">
            <text:p>2.27314</text:p>
          </table:table-cell>
          <table:table-cell office:value-type="float" office:value="2.13095753982475" calcext:value-type="float">
            <text:p>2.13096</text:p>
          </table:table-cell>
          <table:table-cell office:value-type="float" office:value="2.84960577793705" calcext:value-type="float">
            <text:p>2.84961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56969410381" calcext:value-type="float">
            <text:p>2.2757</text:p>
          </table:table-cell>
          <table:table-cell office:value-type="float" office:value="2.1359397382314" calcext:value-type="float">
            <text:p>2.13594</text:p>
          </table:table-cell>
          <table:table-cell office:value-type="float" office:value="2.8525464866504" calcext:value-type="float">
            <text:p>2.85255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354634018518" calcext:value-type="float">
            <text:p>2.27355</text:p>
          </table:table-cell>
          <table:table-cell office:value-type="float" office:value="2.16474103048192" calcext:value-type="float">
            <text:p>2.16474</text:p>
          </table:table-cell>
          <table:table-cell office:value-type="float" office:value="2.89983332662345" calcext:value-type="float">
            <text:p>2.8998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73640278481" calcext:value-type="float">
            <text:p>2.26874</text:p>
          </table:table-cell>
          <table:table-cell office:value-type="float" office:value="2.18090364402895" calcext:value-type="float">
            <text:p>2.1809</text:p>
          </table:table-cell>
          <table:table-cell office:value-type="float" office:value="2.90809113851096" calcext:value-type="float">
            <text:p>2.90809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257016544743" calcext:value-type="float">
            <text:p>2.22257</text:p>
          </table:table-cell>
          <table:table-cell office:value-type="float" office:value="2.27845125200879" calcext:value-type="float">
            <text:p>2.27845</text:p>
          </table:table-cell>
          <table:table-cell office:value-type="float" office:value="3.06164468925847" calcext:value-type="float">
            <text:p>3.06164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156869695651" calcext:value-type="float">
            <text:p>2.19157</text:p>
          </table:table-cell>
          <table:table-cell office:value-type="float" office:value="2.34748425897428" calcext:value-type="float">
            <text:p>2.34748</text:p>
          </table:table-cell>
          <table:table-cell office:value-type="float" office:value="3.22170425479978" calcext:value-type="float">
            <text:p>3.2217</text:p>
          </table:table-cell>
          <table:table-cell office:value-type="float" office:value="70667250" calcext:value-type="float">
            <text:p>70667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394261340618" calcext:value-type="float">
            <text:p>2.22394</text:p>
          </table:table-cell>
          <table:table-cell office:value-type="float" office:value="2.28941860440453" calcext:value-type="float">
            <text:p>2.28942</text:p>
          </table:table-cell>
          <table:table-cell office:value-type="float" office:value="3.08593235186195" calcext:value-type="float">
            <text:p>3.08593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782588642789" calcext:value-type="float">
            <text:p>2.23783</text:p>
          </table:table-cell>
          <table:table-cell office:value-type="float" office:value="2.26463131337745" calcext:value-type="float">
            <text:p>2.26463</text:p>
          </table:table-cell>
          <table:table-cell office:value-type="float" office:value="2.88421323851922" calcext:value-type="float">
            <text:p>2.88421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792161149613" calcext:value-type="float">
            <text:p>2.19792</text:p>
          </table:table-cell>
          <table:table-cell office:value-type="float" office:value="2.34904863285327" calcext:value-type="float">
            <text:p>2.34905</text:p>
          </table:table-cell>
          <table:table-cell office:value-type="float" office:value="3.21366715133248" calcext:value-type="float">
            <text:p>3.21367</text:p>
          </table:table-cell>
          <table:table-cell office:value-type="float" office:value="70667250" calcext:value-type="float">
            <text:p>70667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242649573374" calcext:value-type="float">
            <text:p>2.21243</text:p>
          </table:table-cell>
          <table:table-cell office:value-type="float" office:value="2.3270233280482" calcext:value-type="float">
            <text:p>2.32702</text:p>
          </table:table-cell>
          <table:table-cell office:value-type="float" office:value="3.30907453726863" calcext:value-type="float">
            <text:p>3.30907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37331508018" calcext:value-type="float">
            <text:p>2.26337</text:p>
          </table:table-cell>
          <table:table-cell office:value-type="float" office:value="2.22861886375549" calcext:value-type="float">
            <text:p>2.22862</text:p>
          </table:table-cell>
          <table:table-cell office:value-type="float" office:value="2.93475080634565" calcext:value-type="float">
            <text:p>2.93475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646280767502" calcext:value-type="float">
            <text:p>2.21646</text:p>
          </table:table-cell>
          <table:table-cell office:value-type="float" office:value="2.3244083199792" calcext:value-type="float">
            <text:p>2.32441</text:p>
          </table:table-cell>
          <table:table-cell office:value-type="float" office:value="3.30964753563222" calcext:value-type="float">
            <text:p>3.30965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32809892197" calcext:value-type="float">
            <text:p>2.25033</text:p>
          </table:table-cell>
          <table:table-cell office:value-type="float" office:value="2.25866888728323" calcext:value-type="float">
            <text:p>2.25867</text:p>
          </table:table-cell>
          <table:table-cell office:value-type="float" office:value="3.23279715049127" calcext:value-type="float">
            <text:p>3.2328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560752297427" calcext:value-type="float">
            <text:p>2.24561</text:p>
          </table:table-cell>
          <table:table-cell office:value-type="float" office:value="2.27067855233317" calcext:value-type="float">
            <text:p>2.27068</text:p>
          </table:table-cell>
          <table:table-cell office:value-type="float" office:value="3.07693529487796" calcext:value-type="float">
            <text:p>3.07694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233895762394" calcext:value-type="float">
            <text:p>2.25234</text:p>
          </table:table-cell>
          <table:table-cell office:value-type="float" office:value="2.26182373079121" calcext:value-type="float">
            <text:p>2.26182</text:p>
          </table:table-cell>
          <table:table-cell office:value-type="float" office:value="2.88448089909544" calcext:value-type="float">
            <text:p>2.88448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97888403066" calcext:value-type="float">
            <text:p>2.24098</text:p>
          </table:table-cell>
          <table:table-cell office:value-type="float" office:value="2.2847386413973" calcext:value-type="float">
            <text:p>2.28474</text:p>
          </table:table-cell>
          <table:table-cell office:value-type="float" office:value="3.00235283146434" calcext:value-type="float">
            <text:p>3.00235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090728938606" calcext:value-type="float">
            <text:p>2.24091</text:p>
          </table:table-cell>
          <table:table-cell office:value-type="float" office:value="2.28874254399072" calcext:value-type="float">
            <text:p>2.28874</text:p>
          </table:table-cell>
          <table:table-cell office:value-type="float" office:value="3.00080275866162" calcext:value-type="float">
            <text:p>3.0008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066190276383" calcext:value-type="float">
            <text:p>2.27066</text:p>
          </table:table-cell>
          <table:table-cell office:value-type="float" office:value="2.23391465097913" calcext:value-type="float">
            <text:p>2.23391</text:p>
          </table:table-cell>
          <table:table-cell office:value-type="float" office:value="2.92891612733692" calcext:value-type="float">
            <text:p>2.92892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973627353137" calcext:value-type="float">
            <text:p>2.24974</text:p>
          </table:table-cell>
          <table:table-cell office:value-type="float" office:value="2.27604567802614" calcext:value-type="float">
            <text:p>2.27605</text:p>
          </table:table-cell>
          <table:table-cell office:value-type="float" office:value="3.08022858789552" calcext:value-type="float">
            <text:p>3.0802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536548707006" calcext:value-type="float">
            <text:p>2.24537</text:p>
          </table:table-cell>
          <table:table-cell office:value-type="float" office:value="2.28490992164981" calcext:value-type="float">
            <text:p>2.28491</text:p>
          </table:table-cell>
          <table:table-cell office:value-type="float" office:value="3.22604342491964" calcext:value-type="float">
            <text:p>3.22604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006656905559" calcext:value-type="float">
            <text:p>2.31007</text:p>
          </table:table-cell>
          <table:table-cell office:value-type="float" office:value="2.16492846916599" calcext:value-type="float">
            <text:p>2.16493</text:p>
          </table:table-cell>
          <table:table-cell office:value-type="float" office:value="2.78160380217019" calcext:value-type="float">
            <text:p>2.7816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522306740734" calcext:value-type="float">
            <text:p>2.27522</text:p>
          </table:table-cell>
          <table:table-cell office:value-type="float" office:value="2.23644844217712" calcext:value-type="float">
            <text:p>2.23645</text:p>
          </table:table-cell>
          <table:table-cell office:value-type="float" office:value="2.96915428031274" calcext:value-type="float">
            <text:p>2.96915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494466391969" calcext:value-type="float">
            <text:p>2.31494</text:p>
          </table:table-cell>
          <table:table-cell office:value-type="float" office:value="2.16014719000892" calcext:value-type="float">
            <text:p>2.16015</text:p>
          </table:table-cell>
          <table:table-cell office:value-type="float" office:value="2.90890378488594" calcext:value-type="float">
            <text:p>2.9089</text:p>
          </table:table-cell>
          <table:table-cell office:value-type="float" office:value="70623000" calcext:value-type="float">
            <text:p>7062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549052517367" calcext:value-type="float">
            <text:p>2.20549</text:p>
          </table:table-cell>
          <table:table-cell office:value-type="float" office:value="2.39090398305791" calcext:value-type="float">
            <text:p>2.3909</text:p>
          </table:table-cell>
          <table:table-cell office:value-type="float" office:value="3.27219703230892" calcext:value-type="float">
            <text:p>3.2722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519140299081" calcext:value-type="float">
            <text:p>2.27519</text:p>
          </table:table-cell>
          <table:table-cell office:value-type="float" office:value="2.25153986417223" calcext:value-type="float">
            <text:p>2.25154</text:p>
          </table:table-cell>
          <table:table-cell office:value-type="float" office:value="2.99208779563523" calcext:value-type="float">
            <text:p>2.99209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836319309738" calcext:value-type="float">
            <text:p>2.28836</text:p>
          </table:table-cell>
          <table:table-cell office:value-type="float" office:value="2.22716512792247" calcext:value-type="float">
            <text:p>2.22717</text:p>
          </table:table-cell>
          <table:table-cell office:value-type="float" office:value="2.95159033718108" calcext:value-type="float">
            <text:p>2.95159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618895284129" calcext:value-type="float">
            <text:p>2.28619</text:p>
          </table:table-cell>
          <table:table-cell office:value-type="float" office:value="2.2325659610703" calcext:value-type="float">
            <text:p>2.23257</text:p>
          </table:table-cell>
          <table:table-cell office:value-type="float" office:value="2.9428599654445" calcext:value-type="float">
            <text:p>2.94286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648563499143" calcext:value-type="float">
            <text:p>2.32649</text:p>
          </table:table-cell>
          <table:table-cell office:value-type="float" office:value="2.16028308058281" calcext:value-type="float">
            <text:p>2.16028</text:p>
          </table:table-cell>
          <table:table-cell office:value-type="float" office:value="2.91296631409031" calcext:value-type="float">
            <text:p>2.91297</text:p>
          </table:table-cell>
          <table:table-cell office:value-type="float" office:value="70623000" calcext:value-type="float">
            <text:p>7062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626480066344" calcext:value-type="float">
            <text:p>2.21626</text:p>
          </table:table-cell>
          <table:table-cell office:value-type="float" office:value="2.38074149893406" calcext:value-type="float">
            <text:p>2.38074</text:p>
          </table:table-cell>
          <table:table-cell office:value-type="float" office:value="3.26554045290984" calcext:value-type="float">
            <text:p>3.26554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159940896567" calcext:value-type="float">
            <text:p>2.3416</text:p>
          </table:table-cell>
          <table:table-cell office:value-type="float" office:value="2.15988803685206" calcext:value-type="float">
            <text:p>2.15989</text:p>
          </table:table-cell>
          <table:table-cell office:value-type="float" office:value="2.75766826785552" calcext:value-type="float">
            <text:p>2.75767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70262878905" calcext:value-type="float">
            <text:p>2.2547</text:p>
          </table:table-cell>
          <table:table-cell office:value-type="float" office:value="2.17772244129386" calcext:value-type="float">
            <text:p>2.17772</text:p>
          </table:table-cell>
          <table:table-cell office:value-type="float" office:value="2.88343992151561" calcext:value-type="float">
            <text:p>2.88344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826656298139" calcext:value-type="float">
            <text:p>2.25827</text:p>
          </table:table-cell>
          <table:table-cell office:value-type="float" office:value="2.1857202913076" calcext:value-type="float">
            <text:p>2.18572</text:p>
          </table:table-cell>
          <table:table-cell office:value-type="float" office:value="2.88148730455714" calcext:value-type="float">
            <text:p>2.88149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90659529289" calcext:value-type="float">
            <text:p>2.24791</text:p>
          </table:table-cell>
          <table:table-cell office:value-type="float" office:value="2.20889069725058" calcext:value-type="float">
            <text:p>2.20889</text:p>
          </table:table-cell>
          <table:table-cell office:value-type="float" office:value="2.86137144455605" calcext:value-type="float">
            <text:p>2.86137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49960371449" calcext:value-type="float">
            <text:p>2.2435</text:p>
          </table:table-cell>
          <table:table-cell office:value-type="float" office:value="2.21400296401784" calcext:value-type="float">
            <text:p>2.214</text:p>
          </table:table-cell>
          <table:table-cell office:value-type="float" office:value="2.85819081889116" calcext:value-type="float">
            <text:p>2.85819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953106496751" calcext:value-type="float">
            <text:p>2.23953</text:p>
          </table:table-cell>
          <table:table-cell office:value-type="float" office:value="2.27090914101118" calcext:value-type="float">
            <text:p>2.27091</text:p>
          </table:table-cell>
          <table:table-cell office:value-type="float" office:value="2.81217303567038" calcext:value-type="float">
            <text:p>2.81217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217379876379" calcext:value-type="float">
            <text:p>2.23217</text:p>
          </table:table-cell>
          <table:table-cell office:value-type="float" office:value="2.26682711412203" calcext:value-type="float">
            <text:p>2.26683</text:p>
          </table:table-cell>
          <table:table-cell office:value-type="float" office:value="2.82956122128861" calcext:value-type="float">
            <text:p>2.82956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198728937162" calcext:value-type="float">
            <text:p>2.23199</text:p>
          </table:table-cell>
          <table:table-cell office:value-type="float" office:value="2.2382395680816" calcext:value-type="float">
            <text:p>2.23824</text:p>
          </table:table-cell>
          <table:table-cell office:value-type="float" office:value="2.87101277490195" calcext:value-type="float">
            <text:p>2.87101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692380332852" calcext:value-type="float">
            <text:p>2.24692</text:p>
          </table:table-cell>
          <table:table-cell office:value-type="float" office:value="2.24944077049179" calcext:value-type="float">
            <text:p>2.24944</text:p>
          </table:table-cell>
          <table:table-cell office:value-type="float" office:value="2.87066120553205" calcext:value-type="float">
            <text:p>2.87066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545406229814" calcext:value-type="float">
            <text:p>2.24545</text:p>
          </table:table-cell>
          <table:table-cell office:value-type="float" office:value="2.21117680067961" calcext:value-type="float">
            <text:p>2.21118</text:p>
          </table:table-cell>
          <table:table-cell office:value-type="float" office:value="2.95536431985006" calcext:value-type="float">
            <text:p>2.95536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4042570293038" calcext:value-type="float">
            <text:p>2.24043</text:p>
          </table:table-cell>
          <table:table-cell office:value-type="float" office:value="2.24213191903225" calcext:value-type="float">
            <text:p>2.24213</text:p>
          </table:table-cell>
          <table:table-cell office:value-type="float" office:value="2.90693285813269" calcext:value-type="float">
            <text:p>2.9069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44324769" calcext:value-type="float">
            <text:p>2.25444</text:p>
          </table:table-cell>
          <table:table-cell office:value-type="float" office:value="2.21251512080388" calcext:value-type="float">
            <text:p>2.21252</text:p>
          </table:table-cell>
          <table:table-cell office:value-type="float" office:value="2.96781026447802" calcext:value-type="float">
            <text:p>2.96781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197081886614" calcext:value-type="float">
            <text:p>2.16197</text:p>
          </table:table-cell>
          <table:table-cell office:value-type="float" office:value="2.37597458157376" calcext:value-type="float">
            <text:p>2.37597</text:p>
          </table:table-cell>
          <table:table-cell office:value-type="float" office:value="3.0689563046563" calcext:value-type="float">
            <text:p>3.06896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864238679552" calcext:value-type="float">
            <text:p>2.23864</text:p>
          </table:table-cell>
          <table:table-cell office:value-type="float" office:value="2.23973807460396" calcext:value-type="float">
            <text:p>2.23974</text:p>
          </table:table-cell>
          <table:table-cell office:value-type="float" office:value="2.91432818932875" calcext:value-type="float">
            <text:p>2.9143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004372857318" calcext:value-type="float">
            <text:p>2.17004</text:p>
          </table:table-cell>
          <table:table-cell office:value-type="float" office:value="2.38593723023147" calcext:value-type="float">
            <text:p>2.38594</text:p>
          </table:table-cell>
          <table:table-cell office:value-type="float" office:value="3.0695062453735" calcext:value-type="float">
            <text:p>3.06951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588755125666" calcext:value-type="float">
            <text:p>2.27589</text:p>
          </table:table-cell>
          <table:table-cell office:value-type="float" office:value="2.21369511596975" calcext:value-type="float">
            <text:p>2.2137</text:p>
          </table:table-cell>
          <table:table-cell office:value-type="float" office:value="3.00673725633208" calcext:value-type="float">
            <text:p>3.00674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923411485168" calcext:value-type="float">
            <text:p>2.29923</text:p>
          </table:table-cell>
          <table:table-cell office:value-type="float" office:value="2.21594604145199" calcext:value-type="float">
            <text:p>2.21595</text:p>
          </table:table-cell>
          <table:table-cell office:value-type="float" office:value="3.00808080636749" calcext:value-type="float">
            <text:p>3.00808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46277182953" calcext:value-type="float">
            <text:p>2.21463</text:p>
          </table:table-cell>
          <table:table-cell office:value-type="float" office:value="2.2918639406197" calcext:value-type="float">
            <text:p>2.29186</text:p>
          </table:table-cell>
          <table:table-cell office:value-type="float" office:value="3.05324131618147" calcext:value-type="float">
            <text:p>3.05324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872592831166" calcext:value-type="float">
            <text:p>2.21873</text:p>
          </table:table-cell>
          <table:table-cell office:value-type="float" office:value="2.28560659065434" calcext:value-type="float">
            <text:p>2.28561</text:p>
          </table:table-cell>
          <table:table-cell office:value-type="float" office:value="3.04767333204786" calcext:value-type="float">
            <text:p>3.04767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063775830963" calcext:value-type="float">
            <text:p>2.35064</text:p>
          </table:table-cell>
          <table:table-cell office:value-type="float" office:value="2.03805649152401" calcext:value-type="float">
            <text:p>2.03806</text:p>
          </table:table-cell>
          <table:table-cell office:value-type="float" office:value="2.80059574215588" calcext:value-type="float">
            <text:p>2.8006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5469755857043" calcext:value-type="float">
            <text:p>2.3547</text:p>
          </table:table-cell>
          <table:table-cell office:value-type="float" office:value="2.0445306948206" calcext:value-type="float">
            <text:p>2.04453</text:p>
          </table:table-cell>
          <table:table-cell office:value-type="float" office:value="2.79557567357941" calcext:value-type="float">
            <text:p>2.79558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88138984747" calcext:value-type="float">
            <text:p>2.24388</text:p>
          </table:table-cell>
          <table:table-cell office:value-type="float" office:value="2.27436177128112" calcext:value-type="float">
            <text:p>2.27436</text:p>
          </table:table-cell>
          <table:table-cell office:value-type="float" office:value="3.04746322313699" calcext:value-type="float">
            <text:p>3.04746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064112564757" calcext:value-type="float">
            <text:p>2.25064</text:p>
          </table:table-cell>
          <table:table-cell office:value-type="float" office:value="2.28187012998024" calcext:value-type="float">
            <text:p>2.28187</text:p>
          </table:table-cell>
          <table:table-cell office:value-type="float" office:value="3.05011166600249" calcext:value-type="float">
            <text:p>3.05011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359798505887" calcext:value-type="float">
            <text:p>2.2536</text:p>
          </table:table-cell>
          <table:table-cell office:value-type="float" office:value="2.27686915666718" calcext:value-type="float">
            <text:p>2.27687</text:p>
          </table:table-cell>
          <table:table-cell office:value-type="float" office:value="3.16036301147813" calcext:value-type="float">
            <text:p>3.16036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099573181111" calcext:value-type="float">
            <text:p>2.261</text:p>
          </table:table-cell>
          <table:table-cell office:value-type="float" office:value="2.27861208639781" calcext:value-type="float">
            <text:p>2.27861</text:p>
          </table:table-cell>
          <table:table-cell office:value-type="float" office:value="3.1907985108308" calcext:value-type="float">
            <text:p>3.1908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705294376486" calcext:value-type="float">
            <text:p>2.20705</text:p>
          </table:table-cell>
          <table:table-cell office:value-type="float" office:value="2.3111459977695" calcext:value-type="float">
            <text:p>2.31115</text:p>
          </table:table-cell>
          <table:table-cell office:value-type="float" office:value="3.11887969046978" calcext:value-type="float">
            <text:p>3.11888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30320315463" calcext:value-type="float">
            <text:p>2.2463</text:p>
          </table:table-cell>
          <table:table-cell office:value-type="float" office:value="2.30161479224451" calcext:value-type="float">
            <text:p>2.30161</text:p>
          </table:table-cell>
          <table:table-cell office:value-type="float" office:value="3.25472633231696" calcext:value-type="float">
            <text:p>3.2547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979681075954" calcext:value-type="float">
            <text:p>2.2398</text:p>
          </table:table-cell>
          <table:table-cell office:value-type="float" office:value="2.30444513191268" calcext:value-type="float">
            <text:p>2.30445</text:p>
          </table:table-cell>
          <table:table-cell office:value-type="float" office:value="3.26876927412537" calcext:value-type="float">
            <text:p>3.26877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559613030725" calcext:value-type="float">
            <text:p>2.1956</text:p>
          </table:table-cell>
          <table:table-cell office:value-type="float" office:value="2.3136020251119" calcext:value-type="float">
            <text:p>2.3136</text:p>
          </table:table-cell>
          <table:table-cell office:value-type="float" office:value="3.12167749782282" calcext:value-type="float">
            <text:p>3.12168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2" calcext:value-type="float">
            <text:p>2</text:p>
          </table:table-cell>
          <table:table-cell table:formula="of:=SUM([.B56:.B60])" office:value-type="float" office:value="3" calcext:value-type="float">
            <text:p>3</text:p>
          </table:table-cell>
          <table:table-cell table:formula="of:=SUM([.C56:.C60])" office:value-type="float" office:value="3" calcext:value-type="float">
            <text:p>3</text:p>
          </table:table-cell>
          <table:table-cell table:formula="of:=SUM([.D56:.D60])" office:value-type="float" office:value="1" calcext:value-type="float">
            <text:p>1</text:p>
          </table:table-cell>
          <table:table-cell table:formula="of:=SUM([.E56:.E60])" office:value-type="float" office:value="2" calcext:value-type="float">
            <text:p>2</text:p>
          </table:table-cell>
          <table:table-cell table:formula="of:=SUM([.F56:.F60])" office:value-type="float" office:value="2" calcext:value-type="float">
            <text:p>2</text:p>
          </table:table-cell>
          <table:table-cell table:formula="of:=SUM([.G56:.G60])" office:value-type="float" office:value="3" calcext:value-type="float">
            <text:p>3</text:p>
          </table:table-cell>
          <table:table-cell table:formula="of:=SUM([.H56:.H60])" office:value-type="float" office:value="4" calcext:value-type="float">
            <text:p>4</text:p>
          </table:table-cell>
          <table:table-cell table:formula="of:=SUM([.I56:.I60])" office:value-type="float" office:value="2" calcext:value-type="float">
            <text:p>2</text:p>
          </table:table-cell>
          <table:table-cell table:formula="of:=SUM([.J56:.J60])" office:value-type="float" office:value="3" calcext:value-type="float">
            <text:p>3</text:p>
          </table:table-cell>
          <table:table-cell table:formula="of:=SUM([.K56:.K60])" office:value-type="float" office:value="4" calcext:value-type="float">
            <text:p>4</text:p>
          </table:table-cell>
          <table:table-cell table:formula="of:=SUM([.L56:.L60])" office:value-type="float" office:value="2" calcext:value-type="float">
            <text:p>2</text:p>
          </table:table-cell>
          <table:table-cell table:formula="of:=SUM([.M56:.M60])" office:value-type="float" office:value="1" calcext:value-type="float">
            <text:p>1</text:p>
          </table:table-cell>
          <table:table-cell table:formula="of:=SUM([.N56:.N60])" office:value-type="float" office:value="3" calcext:value-type="float">
            <text:p>3</text:p>
          </table:table-cell>
          <table:table-cell table:formula="of:=SUM([.O56:.O60])" office:value-type="float" office:value="1" calcext:value-type="float">
            <text:p>1</text:p>
          </table:table-cell>
          <table:table-cell table:formula="of:=SUM([.P56:.P60])" office:value-type="float" office:value="3" calcext:value-type="float">
            <text:p>3</text:p>
          </table:table-cell>
          <table:table-cell table:formula="of:=SUM([.Q56:.Q60])" office:value-type="float" office:value="2" calcext:value-type="float">
            <text:p>2</text:p>
          </table:table-cell>
          <table:table-cell table:formula="of:=SUM([.R56:.R60])" office:value-type="float" office:value="3" calcext:value-type="float">
            <text:p>3</text:p>
          </table:table-cell>
          <table:table-cell table:formula="of:=SUM([.S56:.S60])" office:value-type="float" office:value="2" calcext:value-type="float">
            <text:p>2</text:p>
          </table:table-cell>
          <table:table-cell table:formula="of:=SUM([.T56:.T60])" office:value-type="float" office:value="2" calcext:value-type="float">
            <text:p>2</text:p>
          </table:table-cell>
          <table:table-cell table:formula="of:=SUM([.U56:.U60])" office:value-type="float" office:value="4" calcext:value-type="float">
            <text:p>4</text:p>
          </table:table-cell>
          <table:table-cell table:formula="of:=SUM([.V56:.V60])" office:value-type="float" office:value="4" calcext:value-type="float">
            <text:p>4</text:p>
          </table:table-cell>
          <table:table-cell table:formula="of:=SUM([.W56:.W60])" office:value-type="float" office:value="3" calcext:value-type="float">
            <text:p>3</text:p>
          </table:table-cell>
          <table:table-cell table:formula="of:=SUM([.X56:.X60])" office:value-type="float" office:value="2" calcext:value-type="float">
            <text:p>2</text:p>
          </table:table-cell>
          <table:table-cell table:formula="of:=SUM([.Y56:.Y60])" office:value-type="float" office:value="3" calcext:value-type="float">
            <text:p>3</text:p>
          </table:table-cell>
          <table:table-cell table:formula="of:=SUM([.Z56:.Z60])" office:value-type="float" office:value="4" calcext:value-type="float">
            <text:p>4</text:p>
          </table:table-cell>
          <table:table-cell table:formula="of:=SUM([.AA56:.AA60])" office:value-type="float" office:value="2" calcext:value-type="float">
            <text:p>2</text:p>
          </table:table-cell>
          <table:table-cell table:formula="of:=SUM([.AB56:.AB60])" office:value-type="float" office:value="4" calcext:value-type="float">
            <text:p>4</text:p>
          </table:table-cell>
          <table:table-cell table:formula="of:=SUM([.AC56:.AC60])" office:value-type="float" office:value="4" calcext:value-type="float">
            <text:p>4</text:p>
          </table:table-cell>
          <table:table-cell table:formula="of:=SUM([.AD56:.AD60])" office:value-type="float" office:value="4" calcext:value-type="float">
            <text:p>4</text:p>
          </table:table-cell>
          <table:table-cell table:formula="of:=SUM([.AE56:.AE60])" office:value-type="float" office:value="4" calcext:value-type="float">
            <text:p>4</text:p>
          </table:table-cell>
          <table:table-cell table:formula="of:=SUM([.AF56:.AF60])" office:value-type="float" office:value="4" calcext:value-type="float">
            <text:p>4</text:p>
          </table:table-cell>
          <table:table-cell table:formula="of:=SUM([.AG56:.AG60])" office:value-type="float" office:value="1" calcext:value-type="float">
            <text:p>1</text:p>
          </table:table-cell>
          <table:table-cell table:formula="of:=SUM([.AH56:.AH60])" office:value-type="float" office:value="1" calcext:value-type="float">
            <text:p>1</text:p>
          </table:table-cell>
          <table:table-cell table:formula="of:=SUM([.AI56:.AI60])" office:value-type="float" office:value="2" calcext:value-type="float">
            <text:p>2</text:p>
          </table:table-cell>
          <table:table-cell table:formula="of:=SUM([.AJ56:.AJ60])" office:value-type="float" office:value="4" calcext:value-type="float">
            <text:p>4</text:p>
          </table:table-cell>
          <table:table-cell table:formula="of:=SUM([.AK56:.AK60])" office:value-type="float" office:value="3" calcext:value-type="float">
            <text:p>3</text:p>
          </table:table-cell>
          <table:table-cell table:formula="of:=SUM([.AL56:.AL60])" office:value-type="float" office:value="1" calcext:value-type="float">
            <text:p>1</text:p>
          </table:table-cell>
          <table:table-cell table:formula="of:=SUM([.AM56:.AM60])" office:value-type="float" office:value="5" calcext:value-type="float">
            <text:p>5</text:p>
          </table:table-cell>
          <table:table-cell table:formula="of:=SUM([.AN56:.AN60])" office:value-type="float" office:value="3" calcext:value-type="float">
            <text:p>3</text:p>
          </table:table-cell>
          <table:table-cell table:formula="of:=SUM([.AO56:.AO60])" office:value-type="float" office:value="3" calcext:value-type="float">
            <text:p>3</text:p>
          </table:table-cell>
          <table:table-cell table:formula="of:=SUM([.AP56:.AP60])" office:value-type="float" office:value="2" calcext:value-type="float">
            <text:p>2</text:p>
          </table:table-cell>
          <table:table-cell table:formula="of:=SUM([.AQ56:.AQ60])" office:value-type="float" office:value="2" calcext:value-type="float">
            <text:p>2</text:p>
          </table:table-cell>
          <table:table-cell table:formula="of:=SUM([.AR56:.AR60])" office:value-type="float" office:value="4" calcext:value-type="float">
            <text:p>4</text:p>
          </table:table-cell>
          <table:table-cell table:formula="of:=SUM([.AS56:.AS60])" office:value-type="float" office:value="1" calcext:value-type="float">
            <text:p>1</text:p>
          </table:table-cell>
          <table:table-cell table:formula="of:=SUM([.AT56:.AT60])" office:value-type="float" office:value="2" calcext:value-type="float">
            <text:p>2</text:p>
          </table:table-cell>
          <table:table-cell table:formula="of:=SUM([.AU56:.AU60])" office:value-type="float" office:value="3" calcext:value-type="float">
            <text:p>3</text:p>
          </table:table-cell>
          <table:table-cell table:formula="of:=SUM([.AV56:.AV60])" office:value-type="float" office:value="2" calcext:value-type="float">
            <text:p>2</text:p>
          </table:table-cell>
          <table:table-cell table:formula="of:=SUM([.AW56:.AW60])" office:value-type="float" office:value="1" calcext:value-type="float">
            <text:p>1</text:p>
          </table:table-cell>
          <table:table-cell table:formula="of:=SUM([.AX56:.AX60])" office:value-type="float" office:value="2" calcext:value-type="float">
            <text:p>2</text:p>
          </table:table-cell>
          <table:table-cell table:formula="of:=SUM([.AY56:.AY60])" office:value-type="float" office:value="2" calcext:value-type="float">
            <text:p>2</text:p>
          </table:table-cell>
          <table:table-cell table:formula="of:=SUM([.AZ56:.AZ60])" office:value-type="float" office:value="0" calcext:value-type="float">
            <text:p>0</text:p>
          </table:table-cell>
          <table:table-cell table:formula="of:=SUM([.BA56:.BA60])" office:value-type="float" office:value="1" calcext:value-type="float">
            <text:p>1</text:p>
          </table:table-cell>
          <table:table-cell table:formula="of:=SUM([.BB56:.BB60])" office:value-type="float" office:value="1" calcext:value-type="float">
            <text:p>1</text:p>
          </table:table-cell>
          <table:table-cell table:formula="of:=SUM([.BC56:.BC60])" office:value-type="float" office:value="3" calcext:value-type="float">
            <text:p>3</text:p>
          </table:table-cell>
          <table:table-cell table:formula="of:=SUM([.BD56:.BD60])" office:value-type="float" office:value="2" calcext:value-type="float">
            <text:p>2</text:p>
          </table:table-cell>
          <table:table-cell table:formula="of:=SUM([.BE56:.BE60])" office:value-type="float" office:value="4" calcext:value-type="float">
            <text:p>4</text:p>
          </table:table-cell>
          <table:table-cell table:formula="of:=SUM([.BF56:.BF60])" office:value-type="float" office:value="4" calcext:value-type="float">
            <text:p>4</text:p>
          </table:table-cell>
          <table:table-cell table:formula="of:=SUM([.BG56:.BG60])" office:value-type="float" office:value="2" calcext:value-type="float">
            <text:p>2</text:p>
          </table:table-cell>
          <table:table-cell table:formula="of:=SUM([.BH56:.BH60])" office:value-type="float" office:value="0" calcext:value-type="float">
            <text:p>0</text:p>
          </table:table-cell>
          <table:table-cell table:formula="of:=SUM([.BI56:.BI60])" office:value-type="float" office:value="2" calcext:value-type="float">
            <text:p>2</text:p>
          </table:table-cell>
          <table:table-cell table:formula="of:=SUM([.BJ56:.BJ60])" office:value-type="float" office:value="2" calcext:value-type="float">
            <text:p>2</text:p>
          </table:table-cell>
          <table:table-cell table:formula="of:=SUM([.BK56:.BK60])" office:value-type="float" office:value="2" calcext:value-type="float">
            <text:p>2</text:p>
          </table:table-cell>
          <table:table-cell table:formula="of:=SUM([.BL56:.BL60])" office:value-type="float" office:value="3" calcext:value-type="float">
            <text:p>3</text:p>
          </table:table-cell>
          <table:table-cell table:formula="of:=SUM([.BM56:.BM60])" office:value-type="float" office:value="3" calcext:value-type="float">
            <text:p>3</text:p>
          </table:table-cell>
          <table:table-cell table:formula="of:=SUM([.BN56:.BN60])" office:value-type="float" office:value="2" calcext:value-type="float">
            <text:p>2</text:p>
          </table:table-cell>
          <table:table-cell table:formula="of:=SUM([.BO56:.BO60])" office:value-type="float" office:value="2" calcext:value-type="float">
            <text:p>2</text:p>
          </table:table-cell>
          <table:table-cell table:formula="of:=SUM([.BP56:.BP60])" office:value-type="float" office:value="1" calcext:value-type="float">
            <text:p>1</text:p>
          </table:table-cell>
          <table:table-cell table:formula="of:=SUM([.BQ56:.BQ60])" office:value-type="float" office:value="2" calcext:value-type="float">
            <text:p>2</text:p>
          </table:table-cell>
          <table:table-cell table:formula="of:=SUM([.BR56:.BR60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0:47:00.810745651</dc:date>
    <meta:document-statistic meta:table-count="1" meta:cell-count="4573" meta:object-count="0"/>
    <meta:generator>LibreOffice/4.2.8.2$Linux_X86_64 LibreOffice_project/420m0$Build-2</meta:generator>
  </office:meta>
</office:document-meta>
</file>